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6600000163EF0B28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ffff" draw:opacity="40%" draw:textarea-horizontal-align="justify" draw:textarea-vertical-align="middle" draw:auto-grow-height="false" draw:shadow-opacity="40%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Alexander" fo:font-size="14pt" fo:font-weight="bold" style:font-size-asian="18pt" style:font-size-complex="18pt"/>
    </style:style>
    <style:style style:name="T1" style:family="text">
      <style:text-properties fo:color="#ff3333" style:font-name="Alexander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5.191cm" svg:x="1.061cm" svg:y="7.939cm">
          <draw:image xlink:href="Pictures/100002010000076600000163EF0B28F5.png" xlink:type="simple" xlink:show="embed" xlink:actuate="onLoad">
            <text:p/>
          </draw:image>
        </draw:frame>
        <draw:frame draw:style-name="gr2" draw:text-style-name="P2" draw:layer="layout" svg:width="4.363cm" svg:height="0.878cm" svg:x="11.48cm" svg:y="7.032cm">
          <draw:text-box>
            <text:p><text:span text:style-name="T1">Homeo Box Region</text:span></text:p>
          </draw:text-box>
        </draw:frame>
        <draw:custom-shape draw:style-name="gr3" draw:text-style-name="P1" draw:layer="layout" svg:width="7.5cm" svg:height="5.2cm" svg:x="9.9cm" svg:y="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7:34:25.813812459</meta:creation-date>
    <dc:date>2017-10-07T17:40:45.209342109</dc:date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